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1,6 2412">
            <text:p>test_Parser(primitives): 1,6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1.6">
            <text:p>1,6 sec</text:p>
          </table:table-cell>
          <table:table-cell table:style-name="ce162" table:formula="of:=TESTSTAT(&quot;count&quot;; [.B46])" office:value-type="float" office:value="2412">
            <text:p>2412</text:p>
          </table:table-cell>
          <table:table-cell table:style-name="ce164" table:formula="of:=[.E46]/[.D46]" office:value-type="float" office:value="1507.5">
            <text:p>1507,5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1,6 1546">
            <text:p>test_Parser(multiplicity): 1,6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1.6">
            <text:p>1,6 sec</text:p>
          </table:table-cell>
          <table:table-cell table:style-name="ce162" table:formula="of:=TESTSTAT(&quot;count&quot;; [.B47])" office:value-type="float" office:value="1546">
            <text:p>1546</text:p>
          </table:table-cell>
          <table:table-cell table:style-name="ce164" table:formula="of:=[.E47]/[.D47]" office:value-type="float" office:value="966.25">
            <text:p>966,3 a/sec</text:p>
          </table:table-cell>
          <table:table-cell table:number-columns-repeated="4"/>
        </table:table-row>
        <table:table-row table:style-name="ro6">
          <table:table-cell/>
          <table:table-cell table:formula="of:=TEST_PARSER(&quot;basic&quot;)" office:value-type="string" office:string-value="test_Parser(basic): 6,3 9107">
            <text:p>test_Parser(basic): 6,3 9107</text:p>
          </table:table-cell>
          <table:table-cell table:formula="of:=TESTSTAT(&quot;name&quot;; [.B48])" office:value-type="string" office:string-value="test_Parser(basic):">
            <text:p>test_Parser(basic):</text:p>
          </table:table-cell>
          <table:table-cell table:style-name="ce160" table:formula="of:=TESTSTAT(&quot;time&quot;; [.B48])" office:value-type="float" office:value="6.3">
            <text:p>6,3 sec</text:p>
          </table:table-cell>
          <table:table-cell table:style-name="ce162" table:formula="of:=TESTSTAT(&quot;count&quot;; [.B48])" office:value-type="float" office:value="9107">
            <text:p>9107</text:p>
          </table:table-cell>
          <table:table-cell table:style-name="ce164" table:formula="of:=[.E48]/[.D48]" office:value-type="float" office:value="1445.55555555556">
            <text:p>1445,6 a/sec</text:p>
          </table:table-cell>
          <table:table-cell table:number-columns-repeated="4"/>
        </table:table-row>
        <table:table-row table:style-name="ro6">
          <table:table-cell/>
          <table:table-cell table:formula="of:=TEST_PARSER(&quot;special&quot;)" office:value-type="string" office:string-value="test_Parser(special): 0,8 479">
            <text:p>test_Parser(special): 0,8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0.8">
            <text:p>0,8 sec</text:p>
          </table:table-cell>
          <table:table-cell table:style-name="ce162" table:formula="of:=TESTSTAT(&quot;count&quot;; [.B49])" office:value-type="float" office:value="479">
            <text:p>479</text:p>
          </table:table-cell>
          <table:table-cell table:style-name="ce164" table:formula="of:=[.E49]/[.D49]" office:value-type="float" office:value="598.75">
            <text:p>598,8 a/sec</text:p>
          </table:table-cell>
          <table:table-cell table:number-columns-repeated="4"/>
        </table:table-row>
        <table:table-row table:style-name="ro6">
          <table:table-cell/>
          <table:table-cell table:formula="of:=TEST_PARSER(&quot;numbers&quot;)" office:value-type="string" office:string-value="test_Parser(numbers): 2,8 3046">
            <text:p>test_Parser(numbers): 2,8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2.8">
            <text:p>2,8 sec</text:p>
          </table:table-cell>
          <table:table-cell table:style-name="ce162" table:formula="of:=TESTSTAT(&quot;count&quot;; [.B50])" office:value-type="float" office:value="3046">
            <text:p>3046</text:p>
          </table:table-cell>
          <table:table-cell table:style-name="ce164" table:formula="of:=[.E50]/[.D50]" office:value-type="float" office:value="1087.85714285714">
            <text:p>1087,9 a/sec</text:p>
          </table:table-cell>
          <table:table-cell table:number-columns-repeated="4"/>
        </table:table-row>
        <table:table-row table:style-name="ro6">
          <table:table-cell/>
          <table:table-cell table:formula="of:=TEST_PARSER(&quot;types&quot;)" office:value-type="string" office:string-value="test_Parser(types): 6 11149">
            <text:p>test_Parser(types): 6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6">
            <text:p>6,0 sec</text:p>
          </table:table-cell>
          <table:table-cell table:style-name="ce162" table:formula="of:=TESTSTAT(&quot;count&quot;; [.B51])" office:value-type="float" office:value="11149">
            <text:p>11149</text:p>
          </table:table-cell>
          <table:table-cell table:style-name="ce164" table:formula="of:=[.E51]/[.D51]" office:value-type="float" office:value="1858.16666666667">
            <text:p>1858,2 a/sec</text:p>
          </table:table-cell>
          <table:table-cell table:number-columns-repeated="4"/>
        </table:table-row>
        <table:table-row table:style-name="ro6">
          <table:table-cell table:number-columns-repeated="3"/>
          <table:table-cell table:style-name="ce161" table:formula="of:=SUM([.D46:.D51])" office:value-type="float" office:value="19.1">
            <text:p>19,1 sec</text:p>
          </table:table-cell>
          <table:table-cell table:style-name="ce163" table:formula="of:=SUM([.E46:.E51])" office:value-type="float" office:value="27739">
            <text:p>27739</text:p>
          </table:table-cell>
          <table:table-cell table:style-name="ce165" table:formula="of:=[.E52]/[.D52]" office:value-type="float" office:value="1452.30366492147">
            <text:p>1452,3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17,6 27734">
            <text:p>test_Parser(all): 17,6 27734</text:p>
          </table:table-cell>
          <table:table-cell table:formula="of:=TESTSTAT(&quot;name&quot;; [.B54])" office:value-type="string" office:string-value="test_Parser(all):">
            <text:p>test_Parser(all):</text:p>
          </table:table-cell>
          <table:table-cell table:style-name="ce160" table:formula="of:=TESTSTAT(&quot;time&quot;; [.B54])" office:value-type="float" office:value="17.6">
            <text:p>17,6 sec</text:p>
          </table:table-cell>
          <table:table-cell table:style-name="ce162" table:formula="of:=TESTSTAT(&quot;count&quot;; [.B54])" office:value-type="float" office:value="27734">
            <text:p>27734</text:p>
          </table:table-cell>
          <table:table-cell table:style-name="ce164" table:formula="of:=[.E54]/[.D54]" office:value-type="float" office:value="1575.79545454545">
            <text:p>1575,8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101">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92">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1">21.05.2017</text:date>, <text:time>15:42:31</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21T15:42:31.14</dc:date>
    <meta:editing-duration>P159DT23H6M1S</meta:editing-duration>
    <meta:editing-cycles>668</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assertEqual = mkFail(actual, expected, _
			"expected " &amp; toString(actual) _
				&amp; CR &amp; "     to equal " &amp; toString(expected) _
		)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Type TTest_Foo
	bar As Integer
End Type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End Function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Of(a)
		tb = typeOf(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ypeOf()
	test_isString()
	test_toString()
	test_id()
	test_fstArg()
	test_sndArg()
	test_swap()
	test_add()
	test_mul()
	test_compose() ' tests use add and mul and toString
	test_inRange()
	test_equ()
	test_readHex()
End Function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Equal(toString(compose(f, g)), toString(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that is because it uses applyToList, which doesn't do
	''an actual call until more args come in
	'assertThrows("compose", Array(Nothing, Fn.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R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show(Env_toString(TList))
	test_List()
End Sub

Function TList()
	Static out As Object : If isNull(out) Then
		Dim tv As Variant, t As Variant
		tv = mkTypeVar("a")
		t = mkTypeCtor("List", List(tv))
		out = envEmpty
		out = extend(out, cons, mkArrowType(tv, t))
		out = extend(out, nil, t)
		out = extend(envEmpty, "DataCtors", out)
		'out = extend(out, "TypeArgs", "a")
		out = extend(out, "TypeCtor", t)
		End If
	TList = out
End Function

Function TList_toString(xs As TList)
'	concat "[" (concat (foldl1 (\acc.(concat acc) ° (concat ", "))) "[" (map toString xs)) "]"
	Dim result As String
	result = "[" &amp; Join(toArray(map(Fn.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List(Optional x As Variant)
	If isMissing(x) Then
		isList = Fn.isList
	Else
		isList = (typeOf(x) = typeOf(nil))
	End If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xs.head), map(f, xs.tail))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Optional f As Object, Optional acc, Optional ByVal xs As TList)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Static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Static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Equal(equ(nil, Empty), False).x	' Empty is comparable to anything
	assertEqual(equ(Empty, nil), False).x

	assertEqual(equ(nil,		Nothing),		False).x	' TList is an Object type,
	assertEqual(equ(Nothing,	nil),			False).x	' ... so it's comparable to Nothing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id 			As Object
	fstArg 		As Object
	sndArg 		As Object
	swap 		As Object
	compose 	As Object
	ite			As Object
	asc			As Object
	chr			As Object
	ucase		As Object
	lcase		As Object
	add			As Object
	mul			As Object
	isString	As Object
	isEmpty		As Object
	toString	As Object
	concat		As Object
	readHex		As Object
	equ			As Object
	neq			As Object
	inRange		As Object
	
	TFn_toString	As Object
	applyToList		As Object

	isList		As Object
	isNil		As Object
	cons		As Object
	length		As Object
	car			As Object
	cdr			As Object
	cadr		As Object
	caddr		As Object
	map			As Object
	filter		As Object
	skipWhile	As Object
	skipUntil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isPattern			As Object
	TPattern_toString	As Object
	matches				As Object
	
	isExpr				As Object
End Type


Sub Main
	test_Fn()
End Sub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ucase	= lookupFn("ucase")
		result.lcase	= lookupFn("lcase")
		result.add 		= lookupFn("add")
		result.mul 		= lookupFn("mul")
		result.isString	= lookupFn("isString")
		result.isEmpty	= lookupFn("isEmpty")
		result.toString = lookupFn("toString")
		result.concat	= lookupFn("concat")
		result.readHex	= lookupFn("readHex")
		result.equ		= lookupFn("equ")
		result.neq		= lookupFn("neq")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ilter	= lookupFn("filter")
		result.skipWhile = lookupFn("skipWhile")
		result.skipUntil = lookupFn("skipUntil")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pZeroOrOne2	= lookupFn("pZeroOrOne2")
		result.mkTypeVar		  = lookupFn("mkTypeVar")
		result.maybeMakeArrowType = lookupFn("maybeMakeArrowType")
		result.mkTypeCtor		  = lookupFn("mkTypeCtor")
		result.mkTupleType		  = lookupFn("mkTupleType")

		result.TASN_dot 		= lookupFn("TASN_dot")
		result.TASN_toString 	= lookupFn("TASN_toString")
		result.mkASN			= lookupFn("mkASN")
		result.mkDtTerminal		= lookupFn("mkDtTerminal")
		result.mkDtCClass		= lookupFn("mkDtCClass")
		result.mkDtNonterminal  = lookupFn("mkDtNonterminal")
		result.mkDtMult  		= lookupFn("mkDtMult")
		
		result.isPattern			= lookupFn("isPattern")
		result.TPattern_toString	= lookupFn("TPattern_toString")
		result.matches				= lookupFn("matches")
		
		result.isExpr			= lookupFn("isExpr")
	End If
	Fn = result
End Function

Function newFn(name As String, arity As Integer, Optional typ)
	Dim result As New TFn
	result.tyname = TFn_tyname
	result.which = name
	result.arity = arity
	If Not(isMissing(typ)) Then
		result.str = name &amp; " :: " &amp; typ
	Else
		result.str = name
	End If
	newFn = resul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ny -&gt; Bool"), _
			newFn("isEmpty",		1, "Any -&gt; Bool"), _
			newFn("toString",		1, "Any -&gt; Str"), _
			newFn("id",				1, "a -&gt; a"), _
			newFn("fstArg",			2, "a -&gt; b -&gt; a"), _
			newFn("sndArg",			1,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neq",			2, "a -&gt; a -&gt; Bool"), _
			newFn("concat",			2, "Str -&gt; Str -&gt; Str"), _
			newFn("asc",			1, "Char -&gt; Int"), _
			newFn("chr",			1, "Int -&gt; Char"), _
			newFn("ucase",			1, "Str -&gt; Str"), _
			newFn("lcase",			1, "Str -&gt; St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ilter",			2, "(a -&gt; Bool) -&gt; [a] -&gt; [a]"), _
			newFn("skipWhile",		2, "(a -&gt; Bool) -&gt; [a] -&gt; [a]"), _
			newFn("skipUntil",		2, "(a -&gt; Bool) -&gt; [a] -&gt; [a]"), _
			newFn("foldl",			3), _
			newFn("foldr",			3), _
			newFn("foldl1",			2), _
			newFn("foldr1",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pZeroOrOne2",		2, "Parser a -&gt; a -&gt; Parser a"), _
			newFn("mkTypeVar",			1, "Char -&gt; Str"), _
			newFn("maybeMakeArrowType",	2, "Typ -&gt; Maybe Typ -&gt; Typ"), _
			newFn("mkTypeCtor",			2, "Str -&gt; [Typ] -&gt; Typ"), _
			newFn("mkTupleType",		2, "Typ -&gt; [Typ] -&gt; Typ"), _
			_
			newFn("TASN_dot",			2, "Str -&gt; ASN -&gt; Any"), _
			newFn("TASN_toString",		1, "ASN -&gt; Str"), _
			newFn("mkASN",				3, "Any -&gt; a -&gt; [b] -&gt; ASN"), _
			newFn("mkDtTerminal",		1, "Str -&gt; ASN"), _
			newFn("mkDtCClass",			2, "Str -&gt; Str -&gt; ASN"), _
			newFn("mkDtNonterminal",	2, "Str -&gt; [ASN] -&gt; ASN"), _
			newFn("mkDtMult",			2, "Str -&gt; [ASN] -&gt; ASN"), _
			_
			newFn("isPattern",			1, "Any -&gt; Bool"), _
			newFn("TPattern_toString",	1, "Pattern a -&gt; Str"), _
			newFn("matches",			3, "Pattern a -&gt; Maybe Env -&gt; a -&gt; Maybe Env"), _
			_
			newFn("isExpr",				1, "Any -&gt; Bool")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sndArg":		result = sndArg(	a0)
		Case "asc":			result = Asc(		a0)
		Case "chr":			result = Chr(		a0)
		Case "ucase":		result = UCase(		a0)
		Case "lcase":		result = LCase(		a0)
		Case "isString":	result = isString(	a0)
		Case "isEmpty":		result = isEmpty(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isPattern":			result = isPattern(	a0)
		Case "TPattern_toString":	result = TPattern_toString(	a0)
		Case "isExpr":				result = isExpr(			a0)
		Case Else
			Goto applyLast_doTheCall
	End Select
	applyLast = result
	Exit Function
applyLast_of_two:
	a0 = car(reverseArgs) 'fn.args(0)
	a1 = arg
	Select Case name
		Case "fstArg":		result = a0
		Case "add":			result = CLng(a0 + a1)
		Case "mul":			result = CLng(a0 * a1)
		Case "concat":		result = a0 &amp; a1
		Case "equ":			result = equ(			a0, a1)
		Case "neq":			result = Not(equ(		a0, a1))
		Case "applyToList":	result = applyToList(	a0, a1)
		Case "cons":		result = cons(			a0, a1)
		Case "map":			result = map(			a0, a1)
		Case "filter":		result = filter(		a0, a1)
		Case "skipWhile":	result = skipWhile(		a0, a1)
		Case "skipUntil":	result = skipUntil(		a0, a1)
		Case "foldl1":		result = foldl1(		a0, a1)
'		Case "foldr1":		result = foldr1(		a0, a1)
		Case "adjoin":		result = adjoin(		a0, a1)
		Case "mkParser":	result = mkParser(		a0, a1)
		Case "pBind":		result = pBind(			a0, a1)
		Case "pChoice":		result = pChoice(		a0, a1)
		Case "pZeroOrOne2":	result = pZeroOrOne2(	a0, a1)
		Case "maybeMakeArrowType": result = maybeMakeArrowType(a0, a1)
		Case "mkTypeCtor":	result = mkTypeCtor(	a0, a1)
		Case "mkTupleType":	result = mkTupleType(	a0, a1)
		Case "TASN_dot":	result = TASN_dot(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_compose(a0, a1, a2)	'	apply(a0, apply(a1, a2))	'
		Case "inRange":		result = CBool( (a0 &lt;= a2) And (a2 &lt;= a1) )
		Case "foldl":		result = foldl(		a0, a1, a2)
		Case "foldr":		result = foldr(		a0, a1, a2)
		Case "mkASN":		result = mkASN(		a0, a1, a2)
		Case "matches":		result = matches(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isParser = (typeOf(x) = typeOf(pFail))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Of(actVal)
		expTyp = typeOf(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Of(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a = Any
'                | Val a
'                | Var Str
'                | Dat TypeCtor [Pattern Any]  ~~~~~

Const TPattern_tyname = "TPattern"
Type TPattern
	tyname	As String
	which	As String
	a0		As Variant
End Type


Sub Main
	[test_Pattern======================================]
End Sub


Function newPattern(which As String, a0 As Variant)
	Dim out As New TPattern
	out.tyname = TPattern_tyname
	out.which  = which
	out.a0	   = a0
	newPattern = out
End Function

Function isPattern(Optional x As Variant)
	Static oFn As Object : If isNull(oFn) Then : oFn = Fn.isPattern : End If
	Dim out As Variant
	If isMissing(x) Then
		out = oFn
	Else
		out = (typeOf(x) = "Object/" &amp; TPattern_tyname)
	End If
	isPattern = out
End Function

Function TPattern_toString(p As Object)
	Dim out As Variant
	Select Case p.which
		Case "Any":			out = "_"
		Case "Var":			out = p.a0
		Case "Val"
			If isEmpty(p.a0) Then
				out = "()"
			Else
				out = toString(p.a0)
			End If
		Case "List.nil":	out = "[]"
		Case "List.cons"
			Dim patHd As Object, patTl As Object
			patHd = car(p.a0)
			patTl = cadr(p.a0)
			If (patTl.which = patList_nil.which) Then
				out = "[" _
					&amp; TPattern_toString(patHd) _
					&amp; "]"
			Else
				out = "(" _
					&amp; TPattern_toString(patHd) _
					&amp; ":" _
					&amp; TPattern_toString(patTl) _
					&amp; ")"
			End If
		Case "ASN"
			out = "(ASN " _
				&amp; TPattern_toString(car(p.a0)) _
				&amp; " " _
				&amp; TPattern_toString(cadr(p.a0)) _
				&amp; " " _
				&amp; TPattern_toString(caddr(p.a0)) _
				&amp; ")"
		Case Else
			croak("TPattern_toString: unsupported pattern .which = " &amp; toString(p.which))
	End Select
	TPattern_toString = out
End Function

Function patAny()
	Static out As Object : If isNull(out) Then
		out = newPattern("Any", Empty)
	End If
	patAny = out
End Function

Function patVal(v As Variant)
	Dim out As Variant
	out = newPattern("Val", v)
	patVal = out
End Function

Function patVar(s As String)
	Dim out As Variant
	out = newPattern("Var", s)
	patVar = out
End Function

Function patList_nil()
	Static out As Object : If isNull(out) Then : out = newPattern("List.nil", nil) : End If
	patList_nil = out
End Function

Function patList_cons(patHd As Variant, patTl As Object)
	Dim out As Variant
	' TODO: make sure patHd and patTl are proper patterns
	out = newPattern("List.cons", List(patHd, patTl))
	patList_cons = out
End Function

Function patASN(patLabel As Variant, patValue As Object, patChildren As Object)
	Dim out As Variant
	' TODO: make sure patLabel, patValue and patChildren are proper patterns
	out = newPattern("ASN", List(patLabel, patValue, patChildren))
	patASN = out
End Function

' matches :: Pattern a -&gt; Maybe Env -&gt; a -&gt; Maybe Env
' matches _          None     _ = None
' matches Any        (Some e) x = Some e
' matches (Val v)    (Some e) x = if x = v then Some e else None
' matches (Var s)    (Some e) x = case (lookup s e) of
'                              None   -&gt; Some (extend e s x)
'                              Some y -&gt; matches (Val y) (Some e) x
' matches (Dat c qs) (Some e) x = if (typeCtor x) != c
'                                 then None
'                                 else let f = (\acc q.let fs = fst acc
'                                                          me = snd acc
'                                                      in
'                                                      case me of
'                                                        None   -&gt; None
'                                                        e' -&gt; (matches q e' (car fs), cdr fs)
'									   in
'                                      foldl f (fields x, Some e) qs
Function matches( _
	Optional ByRef p As Object, _
	Optional ByRef e As Variant, _
	Optional ByVal x As Variant _
)
	Static oFn As Object : If isNull(oFn) Then : oFn = Fn.matches : End If
	Dim out As Variant
	If isMissing(e) Then 		: out = oFn
	ElseIf isMissing(p) Then 	: out = apply(oFn, e)
	ElseIf isMissing(x) Then	: out = apply(oFn, e, p)
	ElseIf isEmpty(e) Then		: out = Empty
	Else
		Select Case p.which
			Case "Any": 	out = e
			Case "Val"
				If equ(x, p.a0) Then : out = e
				Else : out = Empty : End If
			Case "Var"
				Dim s As String, y As Variant
				s = p.a0
				y = lookup(s, e)
				If isEmpty(y) Then
					out = extend(e, s, x)
				Else
					out = matches(patVal(y), e, x)
				End If
			Case "List.nil"
				If Not(isList(x)) Then
					out = Empty	' TODO: maybe throw on type error?
				ElseIf isNil(x) Then
					out = e
				Else
					out = Empty
				End If
			Case "List.cons"
				If Not(isList(x)) Then
					out = Empty	' TODO: maybe throw on type error?
				ElseIf isNil(x) Then
					out = Empty
				Else
					Dim patHd As Object, patTl As Object
					patHd = car(p.a0)
					patTl = cadr(p.a0)
					out = matches(patHd, e,   car(x))
					out = matches(patTl, out, cdr(x))
				End If
			Case "ASN"
				If Not(isASN(x)) Then
					out = Empty	' TODO: maybe throw on type error?
				Else
					Dim patLabel As Object, patValue As Object, patChildren As Object
					patLabel    = car(p.a0)
					patValue    = cadr(p.a0)
					patChildren = caddr(p.a0)
					out = matches(patLabel,    e,   asnLabel(x))
					out = matches(patValue,    out, asnValue(x))
					out = matches(patChildren, out, asnChildren(x))
				End If
			Case Else
				croak("TPattern_matches: unsupported pattern .which = " &amp; toString(p.which))
		End Select
	End If
	matches = out
End Function

Function [test_Pattern======================================]()
	test_Pattern_isPattern()
	test_Pattern_toString()
	test_Pattern_matches_Any()
	test_Pattern_matches_Val()
	test_Pattern_matches_Var()
	test_Pattern_matches_List()
	test_Pattern_matches_ASN()
End Function

Function test_Pattern_isPattern()
	assertEqual(isPattern(patAny), 			True).x
	
	assertEqual(isPattern(patVal(Empty)), 	True).x
	assertEqual(isPattern(patVal(Nothing)), True).x
	assertEqual(isPattern(patVal("")), 		True).x
	assertEqual(isPattern(patVal("a")),		True).x
	
	assertEqual(isPattern(patVar("a")),		True).x
	assertEqual(isPattern(patVar("b")),		True).x

	assertEqual(isPattern(patList_nil),						True).x
	assertEqual(isPattern(patList_cons(patAny, patAny)),	True).x

	assertEqual(isPattern(patASN(patAny, patAny, pat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tring()
	assertEqual(toString(patAny),   		      "_").x

	assertEqual(toString(patVal(Empty)), 	     "()").x

	assert_toString_equals(patVal(Nothing),   Nothing).x
	assert_toString_equals(patVal(True),	     True).x
	assert_toString_equals(patVal(False),	    False).x
	assert_toString_equals(patVal(""), 		       "").x
	assert_toString_equals(patVal("a"), 	      "a").x
	assert_toString_equals(patVal("foo"), 	    "foo").x
	assert_toString_equals(patVal(CR), 	  	       CR).x
	assert_toString_equals(patVal(LF), 	  	       LF).x
	assert_toString_equals(patVal(TAB),   	      TAB).x
	assert_toString_equals(patVal(    0),           0).x
	assert_toString_equals(patVal(    1),           1).x
	assert_toString_equals(patVal(    2),           2).x
	assert_toString_equals(patVal( 4711),        4711).x
	assert_toString_equals(patVal(3.1415),     3.1415).x
	assert_toString_equals(patVal(CLng(42)), CLng(42)).x
	assert_toString_equals(patVal(CLng(42)),       42).x
	
	assertEqual(toString(patVar("a")), "a").x
	assertEqual(toString(patVar("b")), "b").x
	
	assertEqual(toString(patList_nil), 					"[]").x
	assertEqual(toString(patList_cons(patAny, patAny)), "(_:_)").x
	assertEqual(toString(patList_cons(patVar("x"), patList_nil)), "[x]").x
	
	
	assertEqual(toString(patASN(patVar("lbl"), patVal(Empty), patList_nil)), "(ASN lbl () [])").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es(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amp; "to match:" _
			&amp; NL &amp; "  " &amp; valStr _
			&amp; NL &amp; NL &amp; "but returned env" _
			&amp; NL &amp; mStr
		If gotArray Then
			msg = "at index " &amp; i &amp; ": " _
				&amp; NL &amp; msg
		End If
		testResult = mkFail(matchResult, expected, msg)
	End If
	_single_match_assertion = testResult
End Function

Function test_Pattern_matches_Any()
	Dim p As TPattern, f As Object, e As Object
	f = matches
	e = envEmpty
	assertEqual(arity(f), 3).x
	
	p = patAny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End Function

Function test_Pattern_matches_Val()
	Dim p As TPattern, f As Object, e As Object
	f = matches
	e = envEmpty

	p = patVal(Empty)
	assert_matches(p, e, Empty).x
	refute_matches(p, e, Array( _
		       Nothing, _
		True, False, _
		"", "a", "b", "foo", _
		0, 1, 2, 3, 4711, CLng(4711), 3.1415, _
		nil, List(nil), List(1, 2, 3) _
	)).x
	' under env = Empty (None) it does not match anything:
	refute_matches(p, Empty, Array( _
		Empty, Nothing, _
		True, False, _
		"", "a", "b", "foo", _
		0, 1, 2, 3, 4711, CLng(4711), 3.1415, _
		nil, List(nil), List(1, 2, 3) _
	)).x
		
	p = patVal(Nothing)
	assert_matches(p, e, Nothing).x
	refute_matches(p, e, Array( _
		Empty, _
		nil, List(nil), List(1, 2, 3) _
	)).x
	f = matches(p, e)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p = patVal("")
	assert_matches(p, e, "").x
	refute_matches(p, e, Array( Empty, "a", "b", "foo" )).x
	f = matches(p, e)
	assertThrows(f, Array(   Nothing)).x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End Function	
	
Function test_Pattern_matches_Var()
	Dim p As TPattern, f As Object, e As Object
	f = matches
	e = envEmpty
	
	p = patVar("a")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 bind the var "a" to the value "foo":
	e = matches(p, envEmpty, "foo")
	' under this env var-pattern "a" matches only "foo":
	assert_matches(p, e, 		"foo").x
	refute_matches(p, e, 		"bar").x
	' but under an env where "a" isn't bound it still matches anything
	e = extend(envEmpty, "b", "foo")
	assert_matches(p, e, "foo").x
	assert_matches(p, e, "bar").x
	f = matches(p, e)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TPattern, f As Object, e As Object
	f = matches
	e = envEmpty
	
	' pattern of the empty list
	p = patList_nil
	assert_matches(p, e, nil).x
	refute_matches(p, e, List(nil)).x
	
	' pattern of a non-empty list
	p = patList_cons(patVar("x"), patVar("xs"))
	refute_matches(p, e, nil).x
	assert_matches(p, e, List(nil)				).x
	assert_matches(p, e, List(nil, nil)			).x
	assert_matches(p, e, List(1)				).x
	assert_matches(p, e, List(1, 2, 3)			).x
	assert_matches(p, e, List("a")				).x
	assert_matches(p, e, List("a", "b", "c")	).x
	
	' pattern of a singleton list
	p = patList_cons(patVar("x"), patList_nil)
	refute_matches(p, e, nil).x
	assert_matches(p, e, List(nil)				).x
	refute_matches(p, e, List(nil, nil)			).x
	assert_matches(p, e, List(1)				).x
	refute_matches(p, e, List(1, 2, 3)			).x
	assert_matches(p, e, List("a")				).x
	refute_matches(p, e, List("a", "b", "c")	).x
	
	' pattern of a list with head equal to tail (so head must be a list, too)
	p = patList_cons(patVar("x"), patVar("x"))
	refute_matches(p, e, nil).x
	assert_matches(p, e, List(nil)				).x
	refute_matches(p, e, List(nil, nil)			).x
	'refute_matches(p, e, List(1)				).x	' does not type-check (x:1 matched against a list)
	'refute_matches(p, e, List(1, 2, 3)			).x ' -"-
	'assert_matches(p, e, List("a")				).x ' -"-
	'refute_matches(p, e, List("a", "b", "c")	).x ' -"-
	'refute_matches(p, e, List(List(1), List(1))	).x ' does not type-check
	assert_matches(p, e, List(List(1), 1) ).x
	refute_matches(p, e, List(List(1), 2) ).x
	
	' pattern of a list with first two elems equal
	p = patList_cons(patVar("x"), patList_cons(patVar("x"), pat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ASN()
	Dim p As TPattern, f As Object, e As Object, v As Objec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Of(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Of(x) &amp; ", " &amp; typeOf(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out = _evalX(f, env, cons(a, argXs)) ' tail-recursive
				argXs = cons(a, argXs)
				x = f
				Goto _evalX_descend_Apps
			Else
				f = evalX(f, env)
				out = _applyX(f, env, cons(a, argXs))
			End If
		Case Else
			croak("evalX: unsupported expr .which = " &amp; toString(x.which))
	End Select
	_evalX = out
End Function

Function _applyX( _
	ByVal f As Object, _
	ByVal dynamicEnv As Object, _
	ByVal argXs As Object _
)
	Dim out As Variant, arg As Variant
	If isList(f) Then ' eval'd Lambda (= nothing but the lambda expr together with a (lexical) env)
		Dim x As Object, v As String, body As Object, lexicalEnv As Object
		x = car(f)
		v = x.a0
		body = x.a1
		lexicalEnv = cadr(f)
		arg = evalX(car(argXs), dynamicEnv)
		lexicalEnv = extend(lexicalEnv, v, arg)
		out = evalX(body, lexicalEnv)
		argXs = cdr(argXs)
		If Not(isNil(argXs)) Then
			out = _applyX(out, dynamicEnv, argXs) ' tail-recursive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